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2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fo:font-weight="bold" style:font-weight-asian="bold" style:font-weight-complex="bold"/>
    </style:style>
    <style:style style:name="ce1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decay eval'.G11"/>
    </style:style>
    <style:style style:name="ce11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decay eval'.G18"/>
    </style:style>
    <style:style style:name="ce12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decay eval'.G25"/>
    </style:style>
    <style:style style:name="ce2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decay eval'.G31"/>
    </style:style>
    <style:style style:name="ce30" style:family="table-cell" style:parent-style-name="Default" style:data-style-name="N123">
      <style:text-properties fo:font-weight="bold" style:font-weight-asian="bold" style:font-weight-complex="bold"/>
      <style:map style:condition="cell-content()&lt;0" style:apply-style-name="Good" style:base-cell-address="'decay eval'.G32"/>
    </style:style>
    <style:style style:name="ce1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11"/>
    </style:style>
    <style:style style:name="ce1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18"/>
    </style:style>
    <style:style style:name="ce1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25"/>
    </style:style>
    <style:style style:name="ce3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31"/>
    </style:style>
    <style:style style:name="ce3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H32"/>
    </style:style>
    <style:style style:name="ce1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11"/>
    </style:style>
    <style:style style:name="ce19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18"/>
    </style:style>
    <style:style style:name="ce2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25"/>
    </style:style>
    <style:style style:name="ce39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decay eval'.I31"/>
    </style:style>
    <style:style style:name="ce4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decay eval'.I32"/>
    </style:style>
    <style:style style:name="ce22" style:family="table-cell" style:parent-style-name="Default">
      <style:text-properties fo:color="#a9b7c6" style:text-outline="false" style:text-line-through-style="none" style:text-line-through-type="none" style:font-name="Fira Cod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cay eval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24"/>
          <table:table-cell table:style-name="ce2"/>
          <table:table-cell table:style-name="ce9" office:value-type="string" calcext:value-type="string" table:number-columns-spanned="3" table:number-rows-spanned="1">
            <text:p>Fused</text:p>
          </table:table-cell>
          <table:covered-table-cell table:number-columns-repeated="2" table:style-name="ce24"/>
          <table:table-cell/>
        </table:table-row>
        <table:table-row table:style-name="ro2">
          <table:table-cell table:number-columns-repeated="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2" office:value-type="float" office:value="0.05" calcext:value-type="float" table:number-columns-spanned="1" table:number-rows-spanned="5">
            <text:p>0.05</text:p>
          </table:table-cell>
          <table:table-cell office:value-type="float" office:value="78.41" calcext:value-type="float">
            <text:p>78.41 %</text:p>
          </table:table-cell>
          <table:table-cell office:value-type="percentage" office:value="0.821494767591165" calcext:value-type="percentage">
            <text:p>82.15 %</text:p>
          </table:table-cell>
          <table:table-cell office:value-type="percentage" office:value="0.178981650091049" calcext:value-type="percentage">
            <text:p>17.90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528322439389" calcext:value-type="percentage">
            <text:p>50.53 %</text:p>
          </table:table-cell>
          <table:table-cell office:value-type="percentage" office:value="0.511171032357473" calcext:value-type="percentage">
            <text:p>51.12 %</text:p>
          </table:table-cell>
          <table:table-cell table:style-name="ce22"/>
        </table:table-row>
        <table:table-row table:style-name="ro2">
          <table:table-cell/>
          <table:covered-table-cell table:style-name="ce6"/>
          <table:table-cell office:value-type="float" office:value="76.8" calcext:value-type="float">
            <text:p>76.80 %</text:p>
          </table:table-cell>
          <table:table-cell office:value-type="percentage" office:value="0.812355842726264" calcext:value-type="percentage">
            <text:p>81.24 %</text:p>
          </table:table-cell>
          <table:table-cell office:value-type="percentage" office:value="0.188232729386687" calcext:value-type="percentage">
            <text:p>18.82 %</text:p>
          </table:table-cell>
          <table:table-cell/>
          <table:table-cell office:value-type="float" office:value="22.28" calcext:value-type="float">
            <text:p>22.28 %</text:p>
          </table:table-cell>
          <table:table-cell office:value-type="percentage" office:value="0.480622895023486" calcext:value-type="percentage">
            <text:p>48.06 %</text:p>
          </table:table-cell>
          <table:table-cell office:value-type="percentage" office:value="0.538828601879663" calcext:value-type="percentage">
            <text:p>53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47" calcext:value-type="float">
            <text:p>76.47 %</text:p>
          </table:table-cell>
          <table:table-cell office:value-type="percentage" office:value="0.808074803087023" calcext:value-type="percentage">
            <text:p>80.81 %</text:p>
          </table:table-cell>
          <table:table-cell office:value-type="percentage" office:value="0.192374639357162" calcext:value-type="percentage">
            <text:p>19.24 %</text:p>
          </table:table-cell>
          <table:table-cell/>
          <table:table-cell office:value-type="float" office:value="22.53" calcext:value-type="float">
            <text:p>22.53 %</text:p>
          </table:table-cell>
          <table:table-cell office:value-type="percentage" office:value="0.484272884873793" calcext:value-type="percentage">
            <text:p>48.43 %</text:p>
          </table:table-cell>
          <table:table-cell office:value-type="percentage" office:value="0.533727556689478" calcext:value-type="percentage">
            <text:p>53.3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24" calcext:value-type="float">
            <text:p>76.24 %</text:p>
          </table:table-cell>
          <table:table-cell office:value-type="percentage" office:value="0.808873521456541" calcext:value-type="percentage">
            <text:p>80.89 %</text:p>
          </table:table-cell>
          <table:table-cell office:value-type="percentage" office:value="0.191861450890154" calcext:value-type="percentage">
            <text:p>19.19 %</text:p>
          </table:table-cell>
          <table:table-cell/>
          <table:table-cell office:value-type="float" office:value="22.62" calcext:value-type="float">
            <text:p>22.62 %</text:p>
          </table:table-cell>
          <table:table-cell office:value-type="percentage" office:value="0.488892424938674" calcext:value-type="percentage">
            <text:p>48.89 %</text:p>
          </table:table-cell>
          <table:table-cell office:value-type="percentage" office:value="0.528884582778249" calcext:value-type="percentage">
            <text:p>52.8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6" calcext:value-type="float">
            <text:p>75.26 %</text:p>
          </table:table-cell>
          <table:table-cell office:value-type="percentage" office:value="0.799902750660173" calcext:value-type="percentage">
            <text:p>79.99 %</text:p>
          </table:table-cell>
          <table:table-cell office:value-type="percentage" office:value="0.200745079557441" calcext:value-type="percentage">
            <text:p>20.07 %</text:p>
          </table:table-cell>
          <table:table-cell/>
          <table:table-cell office:value-type="float" office:value="19.57" calcext:value-type="float">
            <text:p>19.57 %</text:p>
          </table:table-cell>
          <table:table-cell office:value-type="percentage" office:value="0.468509825650674" calcext:value-type="percentage">
            <text:p>46.85 %</text:p>
          </table:table-cell>
          <table:table-cell office:value-type="percentage" office:value="0.550775376467156" calcext:value-type="percentage">
            <text:p>55.08 %</text:p>
          </table:table-cell>
          <table:table-cell/>
        </table:table-row>
        <table:table-row table:style-name="ro2">
          <table:table-cell/>
          <table:table-cell table:style-name="ce6"/>
          <table:table-cell table:style-name="ce13" table:formula="of:=AVERAGE([.C5:.C9])" office:value-type="float" office:value="76.636" calcext:value-type="float">
            <text:p>76.64 %</text:p>
          </table:table-cell>
          <table:table-cell table:style-name="ce17" table:formula="of:=AVERAGE([.D5:.D9])" office:value-type="percentage" office:value="0.810140337104233" calcext:value-type="percentage">
            <text:p>81.01 %</text:p>
          </table:table-cell>
          <table:table-cell table:style-name="ce17" table:formula="of:=AVERAGE([.E5:.E9])" office:value-type="percentage" office:value="0.190439109856499" calcext:value-type="percentage">
            <text:p>19.04 %</text:p>
          </table:table-cell>
          <table:table-cell table:style-name="ce6"/>
          <table:table-cell table:style-name="ce13" table:formula="of:=AVERAGE([.G5:.G9])" office:value-type="float" office:value="23.344" calcext:value-type="float">
            <text:p>23.34 %</text:p>
          </table:table-cell>
          <table:table-cell table:style-name="ce17" table:formula="of:=AVERAGE([.H5:.H9])" office:value-type="percentage" office:value="0.485516250976103" calcext:value-type="percentage">
            <text:p>48.55 %</text:p>
          </table:table-cell>
          <table:table-cell table:style-name="ce17" table:formula="of:=AVERAGE([.I5:.I9])" office:value-type="percentage" office:value="0.532677430034404" calcext:value-type="percentage">
            <text:p>53.27 %</text:p>
          </table:table-cell>
          <table:table-cell/>
        </table:table-row>
        <table:table-row table:style-name="ro3">
          <table:table-cell/>
          <table:table-cell table:style-name="ce6"/>
          <table:table-cell table:style-name="ce13"/>
          <table:table-cell table:style-name="ce17" table:number-columns-repeated="2"/>
          <table:table-cell table:style-name="ce6"/>
          <table:table-cell table:style-name="ce10" table:formula="of:=[.G10]-[.C10]" office:value-type="float" office:value="-53.292" calcext:value-type="float">
            <text:p>-53.29 %</text:p>
          </table:table-cell>
          <table:table-cell table:style-name="ce14" table:formula="of:=[.H10]-[.D10]" office:value-type="percentage" office:value="-0.32462408612813" calcext:value-type="percentage">
            <text:p>-32.46 %</text:p>
          </table:table-cell>
          <table:table-cell table:style-name="ce18" table:formula="of:=[.I10]-[.E10]" office:value-type="percentage" office:value="0.342238320177905" calcext:value-type="percentage">
            <text:p>34.22 %</text:p>
          </table:table-cell>
          <table:table-cell/>
        </table:table-row>
        <table:table-row table:style-name="ro2">
          <table:table-cell/>
          <table:table-cell table:style-name="ce2" office:value-type="float" office:value="0.08" calcext:value-type="float" table:number-columns-spanned="1" table:number-rows-spanned="5">
            <text:p>0.08</text:p>
          </table:table-cell>
          <table:table-cell office:value-type="float" office:value="79.4" calcext:value-type="float">
            <text:p>79.40 %</text:p>
          </table:table-cell>
          <table:table-cell office:value-type="percentage" office:value="0.829912507810421" calcext:value-type="percentage">
            <text:p>82.99 %</text:p>
          </table:table-cell>
          <table:table-cell office:value-type="percentage" office:value="0.170858001893061" calcext:value-type="percentage">
            <text:p>17.09 %</text:p>
          </table:table-cell>
          <table:table-cell/>
          <table:table-cell office:value-type="float" office:value="29.94" calcext:value-type="float">
            <text:p>29.94 %</text:p>
          </table:table-cell>
          <table:table-cell office:value-type="percentage" office:value="0.501960309013926" calcext:value-type="percentage">
            <text:p>50.20 %</text:p>
          </table:table-cell>
          <table:table-cell office:value-type="percentage" office:value="0.510161281342217" calcext:value-type="percentage">
            <text:p>51.0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54" calcext:value-type="float">
            <text:p>75.54 %</text:p>
          </table:table-cell>
          <table:table-cell office:value-type="percentage" office:value="0.804964007762976" calcext:value-type="percentage">
            <text:p>80.50 %</text:p>
          </table:table-cell>
          <table:table-cell office:value-type="percentage" office:value="0.195520841232527" calcext:value-type="percentage">
            <text:p>19.55 %</text:p>
          </table:table-cell>
          <table:table-cell/>
          <table:table-cell office:value-type="float" office:value="21.51" calcext:value-type="float">
            <text:p>21.51 %</text:p>
          </table:table-cell>
          <table:table-cell office:value-type="percentage" office:value="0.477158466589813" calcext:value-type="percentage">
            <text:p>47.72 %</text:p>
          </table:table-cell>
          <table:table-cell office:value-type="percentage" office:value="0.53618462627335" calcext:value-type="percentage">
            <text:p>53.6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99" calcext:value-type="float">
            <text:p>75.99 %</text:p>
          </table:table-cell>
          <table:table-cell office:value-type="percentage" office:value="0.807329302224628" calcext:value-type="percentage">
            <text:p>80.73 %</text:p>
          </table:table-cell>
          <table:table-cell office:value-type="percentage" office:value="0.193226482148321" calcext:value-type="percentage">
            <text:p>19.32 %</text:p>
          </table:table-cell>
          <table:table-cell/>
          <table:table-cell office:value-type="float" office:value="21.71" calcext:value-type="float">
            <text:p>21.71 %</text:p>
          </table:table-cell>
          <table:table-cell office:value-type="percentage" office:value="0.466503959500271" calcext:value-type="percentage">
            <text:p>46.65 %</text:p>
          </table:table-cell>
          <table:table-cell office:value-type="percentage" office:value="0.547271058391584" calcext:value-type="percentage">
            <text:p>54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84" calcext:value-type="float">
            <text:p>76.84 %</text:p>
          </table:table-cell>
          <table:table-cell office:value-type="percentage" office:value="0.807740508705242" calcext:value-type="percentage">
            <text:p>80.77 %</text:p>
          </table:table-cell>
          <table:table-cell office:value-type="percentage" office:value="0.192758928152424" calcext:value-type="percentage">
            <text:p>19.28 %</text:p>
          </table:table-cell>
          <table:table-cell/>
          <table:table-cell office:value-type="float" office:value="21.79" calcext:value-type="float">
            <text:p>21.79 %</text:p>
          </table:table-cell>
          <table:table-cell office:value-type="percentage" office:value="0.454929106941704" calcext:value-type="percentage">
            <text:p>45.49 %</text:p>
          </table:table-cell>
          <table:table-cell office:value-type="percentage" office:value="0.557769017785912" calcext:value-type="percentage">
            <text:p>55.7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72" calcext:value-type="float">
            <text:p>76.72 %</text:p>
          </table:table-cell>
          <table:table-cell office:value-type="percentage" office:value="0.807633269898937" calcext:value-type="percentage">
            <text:p>80.76 %</text:p>
          </table:table-cell>
          <table:table-cell office:value-type="percentage" office:value="0.192993382639159" calcext:value-type="percentage">
            <text:p>19.30 %</text:p>
          </table:table-cell>
          <table:table-cell/>
          <table:table-cell office:value-type="float" office:value="22.73" calcext:value-type="float">
            <text:p>22.73 %</text:p>
          </table:table-cell>
          <table:table-cell office:value-type="percentage" office:value="0.450070262059676" calcext:value-type="percentage">
            <text:p>45.01 %</text:p>
          </table:table-cell>
          <table:table-cell office:value-type="percentage" office:value="0.563617490592967" calcext:value-type="percentage">
            <text:p>56.36 %</text:p>
          </table:table-cell>
          <table:table-cell/>
        </table:table-row>
        <table:table-row table:style-name="ro2">
          <table:table-cell/>
          <table:table-cell table:style-name="ce6"/>
          <table:table-cell table:style-name="ce13" table:formula="of:=AVERAGE([.C12:.C16])" office:value-type="float" office:value="76.898" calcext:value-type="float">
            <text:p>76.90 %</text:p>
          </table:table-cell>
          <table:table-cell table:style-name="ce17" table:formula="of:=AVERAGE([.D12:.D16])" office:value-type="percentage" office:value="0.811515919280441" calcext:value-type="percentage">
            <text:p>81.15 %</text:p>
          </table:table-cell>
          <table:table-cell table:style-name="ce17" table:formula="of:=AVERAGE([.E12:.E16])" office:value-type="percentage" office:value="0.189071527213098" calcext:value-type="percentage">
            <text:p>18.91 %</text:p>
          </table:table-cell>
          <table:table-cell/>
          <table:table-cell table:style-name="ce13" table:formula="of:=AVERAGE([.G12:.G16])" office:value-type="float" office:value="23.536" calcext:value-type="float">
            <text:p>23.54 %</text:p>
          </table:table-cell>
          <table:table-cell table:style-name="ce17" table:formula="of:=AVERAGE([.H12:.H16])" office:value-type="percentage" office:value="0.470124420821078" calcext:value-type="percentage">
            <text:p>47.01 %</text:p>
          </table:table-cell>
          <table:table-cell table:style-name="ce17" table:formula="of:=AVERAGE([.I12:.I16])" office:value-type="percentage" office:value="0.543000694877206" calcext:value-type="percentage">
            <text:p>54.30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11" table:formula="of:=[.G17]-[.C17]" office:value-type="float" office:value="-53.362" calcext:value-type="float">
            <text:p>-53.36 %</text:p>
          </table:table-cell>
          <table:table-cell table:style-name="ce15" table:formula="of:=[.H17]-[.D17]" office:value-type="percentage" office:value="-0.341391498459363" calcext:value-type="percentage">
            <text:p>-34.14 %</text:p>
          </table:table-cell>
          <table:table-cell table:style-name="ce19" table:formula="of:=[.I17]-[.E17]" office:value-type="percentage" office:value="0.353929167664108" calcext:value-type="percentage">
            <text:p>35.39 %</text:p>
          </table:table-cell>
          <table:table-cell/>
        </table:table-row>
        <table:table-row table:style-name="ro2">
          <table:table-cell/>
          <table:table-cell table:style-name="ce2" office:value-type="float" office:value="0.11" calcext:value-type="float" table:number-columns-spanned="1" table:number-rows-spanned="5">
            <text:p>0.11</text:p>
          </table:table-cell>
          <table:table-cell office:value-type="float" office:value="76.53" calcext:value-type="float">
            <text:p>76.53 %</text:p>
          </table:table-cell>
          <table:table-cell office:value-type="percentage" office:value="0.806729735799746" calcext:value-type="percentage">
            <text:p>80.67 %</text:p>
          </table:table-cell>
          <table:table-cell office:value-type="percentage" office:value="0.19399730491241" calcext:value-type="percentage">
            <text:p>19.40 %</text:p>
          </table:table-cell>
          <table:table-cell/>
          <table:table-cell office:value-type="float" office:value="23.68" calcext:value-type="float">
            <text:p>23.68 %</text:p>
          </table:table-cell>
          <table:table-cell office:value-type="percentage" office:value="0.467799250623157" calcext:value-type="percentage">
            <text:p>46.78 %</text:p>
          </table:table-cell>
          <table:table-cell office:value-type="percentage" office:value="0.541467597696925" calcext:value-type="percentage">
            <text:p>54.1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7" calcext:value-type="float">
            <text:p>75.70 %</text:p>
          </table:table-cell>
          <table:table-cell office:value-type="percentage" office:value="0.796400430791186" calcext:value-type="percentage">
            <text:p>79.64 %</text:p>
          </table:table-cell>
          <table:table-cell office:value-type="percentage" office:value="0.204207802166203" calcext:value-type="percentage">
            <text:p>20.42 %</text:p>
          </table:table-cell>
          <table:table-cell/>
          <table:table-cell office:value-type="float" office:value="21.33" calcext:value-type="float">
            <text:p>21.33 %</text:p>
          </table:table-cell>
          <table:table-cell office:value-type="percentage" office:value="0.447579936384502" calcext:value-type="percentage">
            <text:p>44.76 %</text:p>
          </table:table-cell>
          <table:table-cell office:value-type="percentage" office:value="0.562877408223905" calcext:value-type="percentage">
            <text:p>56.2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4.93" calcext:value-type="float">
            <text:p>74.93 %</text:p>
          </table:table-cell>
          <table:table-cell office:value-type="percentage" office:value="0.799290397791356" calcext:value-type="percentage">
            <text:p>79.93 %</text:p>
          </table:table-cell>
          <table:table-cell office:value-type="percentage" office:value="0.201883743245291" calcext:value-type="percentage">
            <text:p>20.19 %</text:p>
          </table:table-cell>
          <table:table-cell/>
          <table:table-cell office:value-type="float" office:value="18.92" calcext:value-type="float">
            <text:p>18.92 %</text:p>
          </table:table-cell>
          <table:table-cell office:value-type="percentage" office:value="0.458347204426503" calcext:value-type="percentage">
            <text:p>45.83 %</text:p>
          </table:table-cell>
          <table:table-cell office:value-type="percentage" office:value="0.552270087369325" calcext:value-type="percentage">
            <text:p>55.2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80.87" calcext:value-type="float">
            <text:p>80.87 %</text:p>
          </table:table-cell>
          <table:table-cell office:value-type="percentage" office:value="0.844288758114906" calcext:value-type="percentage">
            <text:p>84.43 %</text:p>
          </table:table-cell>
          <table:table-cell office:value-type="percentage" office:value="0.156215467190542" calcext:value-type="percentage">
            <text:p>15.62 %</text:p>
          </table:table-cell>
          <table:table-cell/>
          <table:table-cell office:value-type="float" office:value="36.23" calcext:value-type="float">
            <text:p>36.23 %</text:p>
          </table:table-cell>
          <table:table-cell office:value-type="percentage" office:value="0.549139934860734" calcext:value-type="percentage">
            <text:p>54.91 %</text:p>
          </table:table-cell>
          <table:table-cell office:value-type="percentage" office:value="0.45882373577029" calcext:value-type="percentage">
            <text:p>45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31" calcext:value-type="float">
            <text:p>76.31 %</text:p>
          </table:table-cell>
          <table:table-cell office:value-type="percentage" office:value="0.804691414557027" calcext:value-type="percentage">
            <text:p>80.47 %</text:p>
          </table:table-cell>
          <table:table-cell office:value-type="percentage" office:value="0.195694300655677" calcext:value-type="percentage">
            <text:p>19.57 %</text:p>
          </table:table-cell>
          <table:table-cell/>
          <table:table-cell office:value-type="float" office:value="20.48" calcext:value-type="float">
            <text:p>20.48 %</text:p>
          </table:table-cell>
          <table:table-cell office:value-type="percentage" office:value="0.452439680163729" calcext:value-type="percentage">
            <text:p>45.24 %</text:p>
          </table:table-cell>
          <table:table-cell office:value-type="percentage" office:value="0.556900533566935" calcext:value-type="percentage">
            <text:p>55.69 %</text:p>
          </table:table-cell>
          <table:table-cell/>
        </table:table-row>
        <table:table-row table:style-name="ro2">
          <table:table-cell/>
          <table:table-cell table:style-name="ce6"/>
          <table:table-cell table:style-name="ce13" table:formula="of:=AVERAGE([.C19:.C23])" office:value-type="float" office:value="76.868" calcext:value-type="float">
            <text:p>76.87 %</text:p>
          </table:table-cell>
          <table:table-cell table:style-name="ce17" table:formula="of:=AVERAGE([.D19:.D23])" office:value-type="percentage" office:value="0.810280147410844" calcext:value-type="percentage">
            <text:p>81.03 %</text:p>
          </table:table-cell>
          <table:table-cell table:style-name="ce17" table:formula="of:=AVERAGE([.E19:.E23])" office:value-type="percentage" office:value="0.190399723634025" calcext:value-type="percentage">
            <text:p>19.04 %</text:p>
          </table:table-cell>
          <table:table-cell/>
          <table:table-cell table:style-name="ce13" table:formula="of:=AVERAGE([.G19:.G23])" office:value-type="float" office:value="24.128" calcext:value-type="float">
            <text:p>24.13 %</text:p>
          </table:table-cell>
          <table:table-cell table:style-name="ce17" table:formula="of:=AVERAGE([.H19:.H23])" office:value-type="percentage" office:value="0.475061201291725" calcext:value-type="percentage">
            <text:p>47.51 %</text:p>
          </table:table-cell>
          <table:table-cell table:style-name="ce17" table:formula="of:=AVERAGE([.I19:.I23])" office:value-type="percentage" office:value="0.534467872525476" calcext:value-type="percentage">
            <text:p>53.45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12" table:formula="of:=[.G24]-[.C24]" office:value-type="float" office:value="-52.74" calcext:value-type="float">
            <text:p>-52.74 %</text:p>
          </table:table-cell>
          <table:table-cell table:style-name="ce16" table:formula="of:=[.H24]-[.D24]" office:value-type="percentage" office:value="-0.335218946119119" calcext:value-type="percentage">
            <text:p>-33.52 %</text:p>
          </table:table-cell>
          <table:table-cell table:style-name="ce20" table:formula="of:=[.I24]-[.E24]" office:value-type="percentage" office:value="0.344068148891451" calcext:value-type="percentage">
            <text:p>34.41 %</text:p>
          </table:table-cell>
          <table:table-cell/>
        </table:table-row>
        <table:table-row table:style-name="ro2">
          <table:table-cell/>
          <table:table-cell table:style-name="ce2" office:value-type="float" office:value="0.14" calcext:value-type="float" table:number-columns-spanned="1" table:number-rows-spanned="5">
            <text:p>0.14</text:p>
          </table:table-cell>
          <table:table-cell office:value-type="float" office:value="76.08" calcext:value-type="float">
            <text:p>76.08 %</text:p>
          </table:table-cell>
          <table:table-cell office:value-type="percentage" office:value="0.804669448934271" calcext:value-type="percentage">
            <text:p>80.47 %</text:p>
          </table:table-cell>
          <table:table-cell office:value-type="percentage" office:value="0.196013033327347" calcext:value-type="percentage">
            <text:p>19.60 %</text:p>
          </table:table-cell>
          <table:table-cell/>
          <table:table-cell office:value-type="float" office:value="21.85" calcext:value-type="float">
            <text:p>21.85 %</text:p>
          </table:table-cell>
          <table:table-cell office:value-type="percentage" office:value="0.452971351532861" calcext:value-type="percentage">
            <text:p>45.30 %</text:p>
          </table:table-cell>
          <table:table-cell office:value-type="percentage" office:value="0.554506503835595" calcext:value-type="percentage">
            <text:p>55.4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46" calcext:value-type="float">
            <text:p>79.46 %</text:p>
          </table:table-cell>
          <table:table-cell office:value-type="percentage" office:value="0.831088793817727" calcext:value-type="percentage">
            <text:p>83.11 %</text:p>
          </table:table-cell>
          <table:table-cell office:value-type="percentage" office:value="0.169680646402463" calcext:value-type="percentage">
            <text:p>16.97 %</text:p>
          </table:table-cell>
          <table:table-cell/>
          <table:table-cell office:value-type="float" office:value="31.2" calcext:value-type="float">
            <text:p>31.20 %</text:p>
          </table:table-cell>
          <table:table-cell office:value-type="percentage" office:value="0.497528770335997" calcext:value-type="percentage">
            <text:p>49.75 %</text:p>
          </table:table-cell>
          <table:table-cell office:value-type="percentage" office:value="0.510251195514758" calcext:value-type="percentage">
            <text:p>51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17" calcext:value-type="float">
            <text:p>76.17 %</text:p>
          </table:table-cell>
          <table:table-cell office:value-type="percentage" office:value="0.80443684903135" calcext:value-type="percentage">
            <text:p>80.44 %</text:p>
          </table:table-cell>
          <table:table-cell office:value-type="percentage" office:value="0.19629438550055" calcext:value-type="percentage">
            <text:p>19.63 %</text:p>
          </table:table-cell>
          <table:table-cell/>
          <table:table-cell office:value-type="float" office:value="22.72" calcext:value-type="float">
            <text:p>22.72 %</text:p>
          </table:table-cell>
          <table:table-cell office:value-type="percentage" office:value="0.448905030764947" calcext:value-type="percentage">
            <text:p>44.89 %</text:p>
          </table:table-cell>
          <table:table-cell office:value-type="percentage" office:value="0.5594760099594" calcext:value-type="percentage">
            <text:p>55.9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8" calcext:value-type="float">
            <text:p>77.48 %</text:p>
          </table:table-cell>
          <table:table-cell office:value-type="percentage" office:value="0.817670674160746" calcext:value-type="percentage">
            <text:p>81.77 %</text:p>
          </table:table-cell>
          <table:table-cell office:value-type="percentage" office:value="0.18321317417169" calcext:value-type="percentage">
            <text:p>18.32 %</text:p>
          </table:table-cell>
          <table:table-cell/>
          <table:table-cell office:value-type="float" office:value="26.45" calcext:value-type="float">
            <text:p>26.45 %</text:p>
          </table:table-cell>
          <table:table-cell office:value-type="percentage" office:value="0.476257086211372" calcext:value-type="percentage">
            <text:p>47.63 %</text:p>
          </table:table-cell>
          <table:table-cell office:value-type="percentage" office:value="0.534314304849702" calcext:value-type="percentage">
            <text:p>53.4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3" calcext:value-type="float">
            <text:p>75.23 %</text:p>
          </table:table-cell>
          <table:table-cell office:value-type="percentage" office:value="0.800632619420331" calcext:value-type="percentage">
            <text:p>80.06 %</text:p>
          </table:table-cell>
          <table:table-cell office:value-type="percentage" office:value="0.199753332384612" calcext:value-type="percentage">
            <text:p>19.98 %</text:p>
          </table:table-cell>
          <table:table-cell/>
          <table:table-cell office:value-type="float" office:value="19.87" calcext:value-type="float">
            <text:p>19.87 %</text:p>
          </table:table-cell>
          <table:table-cell office:value-type="percentage" office:value="0.457521633603919" calcext:value-type="percentage">
            <text:p>45.75 %</text:p>
          </table:table-cell>
          <table:table-cell office:value-type="percentage" office:value="0.551230966272947" calcext:value-type="percentage">
            <text:p>55.12 %</text:p>
          </table:table-cell>
          <table:table-cell/>
        </table:table-row>
        <table:table-row table:style-name="ro3">
          <table:table-cell table:number-columns-repeated="2"/>
          <table:table-cell table:style-name="ce13" table:formula="of:=AVERAGE([.C26:.C30])" office:value-type="float" office:value="76.884" calcext:value-type="float">
            <text:p>76.88 %</text:p>
          </table:table-cell>
          <table:table-cell table:style-name="ce17" table:formula="of:=AVERAGE([.D26:.D30])" office:value-type="percentage" office:value="0.811699677072885" calcext:value-type="percentage">
            <text:p>81.17 %</text:p>
          </table:table-cell>
          <table:table-cell table:style-name="ce17" table:formula="of:=AVERAGE([.E26:.E30])" office:value-type="percentage" office:value="0.188990914357332" calcext:value-type="percentage">
            <text:p>18.90 %</text:p>
          </table:table-cell>
          <table:table-cell table:style-name="ce6"/>
          <table:table-cell table:style-name="ce29" table:formula="of:=AVERAGE([.G26:.G30])" office:value-type="float" office:value="24.418" calcext:value-type="float">
            <text:p>24.42 %</text:p>
          </table:table-cell>
          <table:table-cell table:style-name="ce34" table:formula="of:=AVERAGE([.H26:.H30])" office:value-type="percentage" office:value="0.466636774489819" calcext:value-type="percentage">
            <text:p>46.66 %</text:p>
          </table:table-cell>
          <table:table-cell table:style-name="ce39" table:formula="of:=AVERAGE([.I26:.I30])" office:value-type="percentage" office:value="0.541955796086481" calcext:value-type="percentage">
            <text:p>54.20 %</text:p>
          </table:table-cell>
          <table:table-cell/>
        </table:table-row>
        <table:table-row table:style-name="ro3">
          <table:table-cell table:number-columns-repeated="2"/>
          <table:table-cell table:style-name="ce13"/>
          <table:table-cell table:style-name="ce17" table:number-columns-repeated="2"/>
          <table:table-cell table:style-name="ce6"/>
          <table:table-cell table:style-name="ce30" table:formula="of:=[.G31]-[.C31]" office:value-type="float" office:value="-52.466" calcext:value-type="float">
            <text:p>-52.47 %</text:p>
          </table:table-cell>
          <table:table-cell table:style-name="ce35" table:formula="of:=[.H31]-[.D31]" office:value-type="percentage" office:value="-0.345062902583066" calcext:value-type="percentage">
            <text:p>-34.51 %</text:p>
          </table:table-cell>
          <table:table-cell table:style-name="ce40" table:formula="of:=[.I31]-[.E31]" office:value-type="percentage" office:value="0.352964881729149" calcext:value-type="percentage">
            <text:p>35.30 %</text:p>
          </table:table-cell>
          <table:table-cell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decay eval'.H11:'decay eval'.H11">
            <calcext:condition calcext:apply-style-name="Good" calcext:value="&lt;0" calcext:base-cell-address="'decay eval'.H11"/>
          </calcext:conditional-format>
          <calcext:conditional-format calcext:target-range-address="'decay eval'.I11:'decay eval'.I11">
            <calcext:condition calcext:apply-style-name="Good" calcext:value="&gt;0" calcext:base-cell-address="'decay eval'.I11"/>
          </calcext:conditional-format>
          <calcext:conditional-format calcext:target-range-address="'decay eval'.G18:'decay eval'.G18">
            <calcext:condition calcext:apply-style-name="Good" calcext:value="&lt;0" calcext:base-cell-address="'decay eval'.G18"/>
          </calcext:conditional-format>
          <calcext:conditional-format calcext:target-range-address="'decay eval'.H18:'decay eval'.H18">
            <calcext:condition calcext:apply-style-name="Good" calcext:value="&lt;0" calcext:base-cell-address="'decay eval'.H18"/>
          </calcext:conditional-format>
          <calcext:conditional-format calcext:target-range-address="'decay eval'.I18:'decay eval'.I18">
            <calcext:condition calcext:apply-style-name="Good" calcext:value="&gt;0" calcext:base-cell-address="'decay eval'.I18"/>
          </calcext:conditional-format>
          <calcext:conditional-format calcext:target-range-address="'decay eval'.G25:'decay eval'.G25">
            <calcext:condition calcext:apply-style-name="Good" calcext:value="&lt;0" calcext:base-cell-address="'decay eval'.G25"/>
          </calcext:conditional-format>
          <calcext:conditional-format calcext:target-range-address="'decay eval'.H25:'decay eval'.H25">
            <calcext:condition calcext:apply-style-name="Good" calcext:value="&lt;0" calcext:base-cell-address="'decay eval'.H25"/>
          </calcext:conditional-format>
          <calcext:conditional-format calcext:target-range-address="'decay eval'.I25:'decay eval'.I25">
            <calcext:condition calcext:apply-style-name="Good" calcext:value="&gt;0" calcext:base-cell-address="'decay eval'.I25"/>
          </calcext:conditional-format>
          <calcext:conditional-format calcext:target-range-address="'decay eval'.G11:'decay eval'.G11">
            <calcext:condition calcext:apply-style-name="Good" calcext:value="&lt;0" calcext:base-cell-address="'decay eval'.G11"/>
          </calcext:conditional-format>
          <calcext:conditional-format calcext:target-range-address="'decay eval'.H31:'decay eval'.H31">
            <calcext:condition calcext:apply-style-name="Good" calcext:value="&lt;0" calcext:base-cell-address="'decay eval'.H31"/>
          </calcext:conditional-format>
          <calcext:conditional-format calcext:target-range-address="'decay eval'.G31:'decay eval'.G31">
            <calcext:condition calcext:apply-style-name="Good" calcext:value="&lt;0" calcext:base-cell-address="'decay eval'.G31"/>
          </calcext:conditional-format>
          <calcext:conditional-format calcext:target-range-address="'decay eval'.I31:'decay eval'.I31">
            <calcext:condition calcext:apply-style-name="Good" calcext:value="&lt;0" calcext:base-cell-address="'decay eval'.I31"/>
          </calcext:conditional-format>
          <calcext:conditional-format calcext:target-range-address="'decay eval'.G32:'decay eval'.G32">
            <calcext:condition calcext:apply-style-name="Good" calcext:value="&lt;0" calcext:base-cell-address="'decay eval'.G32"/>
          </calcext:conditional-format>
          <calcext:conditional-format calcext:target-range-address="'decay eval'.H32:'decay eval'.H32">
            <calcext:condition calcext:apply-style-name="Good" calcext:value="&lt;0" calcext:base-cell-address="'decay eval'.H32"/>
          </calcext:conditional-format>
          <calcext:conditional-format calcext:target-range-address="'decay eval'.I32:'decay eval'.I32">
            <calcext:condition calcext:apply-style-name="Good" calcext:value="&gt;0" calcext:base-cell-address="'decay eval'.I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%</number:text>
    </number:number-style>
    <number:percentage-style style:name="N122">
      <number:number number:decimal-places="2" loext:min-decimal-places="2" number:min-integer-digits="1"/>
      <number:text> %</number:text>
    </number:percentage-style>
    <number:number-style style:name="N123">
      <number:number number:decimal-places="2" loext:min-decimal-places="2" number:min-integer-digits="1"/>
      <number:text> %</number:text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3:15:36.613734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14:57.859980822</meta:creation-date>
    <dc:date>2019-11-13T13:17:27.574140180</dc:date>
    <meta:editing-duration>PT11M15S</meta:editing-duration>
    <meta:editing-cycles>2</meta:editing-cycles>
    <meta:generator>LibreOffice/6.0.7.3$Linux_X86_64 LibreOffice_project/00m0$Build-3</meta:generator>
    <meta:document-statistic meta:table-count="1" meta:cell-count="169" meta:object-count="0"/>
  </office:meta>
</office:document-meta>
</file>